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15%" fo:text-align="center" style:justify-single-word="false" style:writing-mode="rl-tb"/>
      <style:text-properties fo:color="#18a303" style:font-name="B Nazanin" fo:font-size="15pt" officeooo:rsid="00067aee" officeooo:paragraph-rsid="00067aee" style:font-size-asian="15pt" style:font-name-complex="B Nazanin" style:font-size-complex="15pt"/>
    </style:style>
    <style:style style:name="P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67aee" officeooo:paragraph-rsid="00067aee" style:font-size-asian="15pt" style:font-name-complex="B Nazanin" style:font-size-complex="15pt"/>
    </style:style>
    <style:style style:name="P3" style:family="paragraph" style:parent-style-name="Standard">
      <style:paragraph-properties fo:margin-top="0.0791in" fo:margin-bottom="0.0791in" loext:contextual-spacing="false" fo:line-height="115%" fo:text-align="center" style:justify-single-word="false" style:writing-mode="rl-tb"/>
      <style:text-properties fo:color="#18a303" style:font-name="B Nazanin" fo:font-size="15pt" officeooo:rsid="00068fbe" officeooo:paragraph-rsid="00068fbe" style:font-size-asian="15pt" style:font-name-complex="B Nazanin" style:font-size-complex="15pt"/>
    </style:style>
    <style:style style:name="P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paragraph-rsid="000b5100" style:font-size-asian="15pt" style:font-name-complex="B Nazanin" style:font-size-complex="15pt"/>
    </style:style>
    <style:style style:name="P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a517a" officeooo:paragraph-rsid="000a517a" style:font-size-asian="15pt" style:font-name-complex="B Nazanin" style:font-size-complex="15pt"/>
    </style:style>
    <style:style style:name="P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9027f" officeooo:paragraph-rsid="0009027f" fo:background-color="transparent" style:font-size-asian="15pt" style:font-name-complex="B Nazanin" style:font-size-complex="15pt"/>
    </style:style>
    <style:style style:name="P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font-size="15pt" officeooo:paragraph-rsid="000b5100" style:font-size-asian="15pt" style:font-size-complex="15pt"/>
    </style:style>
    <style:style style:name="P8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2d005"/>
    </style:style>
    <style:style style:name="P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a517a" officeooo:paragraph-rsid="000a517a" fo:background-color="transparent" style:font-size-asian="15pt" style:font-name-complex="B Nazanin" style:font-size-complex="15pt"/>
    </style:style>
    <style:style style:name="P1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f7c3f" officeooo:paragraph-rsid="000f7c3f" fo:background-color="transparent" style:font-size-asian="15pt" style:font-name-complex="B Nazanin" style:font-size-complex="15pt"/>
    </style:style>
    <style:style style:name="P1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5c311"/>
    </style:style>
    <style:style style:name="P1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rsid="0015c311" officeooo:paragraph-rsid="0015c311" fo:background-color="#ffff00"/>
    </style:style>
    <style:style style:name="P13" style:family="paragraph" style:parent-style-name="Standard">
      <style:paragraph-properties fo:margin-top="0.0398in" fo:margin-bottom="0.0398in" loext:contextual-spacing="false" fo:line-height="115%" fo:text-align="end" style:justify-single-word="false" style:writing-mode="rl-tb"/>
      <style:text-properties officeooo:paragraph-rsid="000b5100"/>
    </style:style>
    <style:style style:name="T1" style:family="text">
      <style:text-properties officeooo:rsid="00068fbe"/>
    </style:style>
    <style:style style:name="T2" style:family="text">
      <style:text-properties officeooo:rsid="000b5100" fo:background-color="#ffff00" loext:char-shading-value="0"/>
    </style:style>
    <style:style style:name="T3" style:family="text">
      <style:text-properties officeooo:rsid="00067aee" fo:background-color="#ffff00" loext:char-shading-value="0"/>
    </style:style>
    <style:style style:name="T4" style:family="text">
      <style:text-properties officeooo:rsid="000c8a4b"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9027f" fo:background-color="transparent" loext:char-shading-value="0"/>
    </style:style>
    <style:style style:name="T7" style:family="text">
      <style:text-properties officeooo:rsid="000c8a4b" fo:background-color="transparent" loext:char-shading-value="0"/>
    </style:style>
    <style:style style:name="T8" style:family="text">
      <style:text-properties fo:color="#0369a3" style:font-name="B Nazanin" fo:font-size="15pt" officeooo:rsid="000f7c3f" fo:background-color="#92e285" loext:char-shading-value="0" style:font-size-asian="15pt" style:font-name-complex="B Nazanin" style:font-size-complex="15pt"/>
    </style:style>
    <style:style style:name="T9" style:family="text">
      <style:text-properties fo:color="#0369a3" style:font-name="B Nazanin" fo:font-size="15pt" officeooo:rsid="0012d005" fo:background-color="#92e285" loext:char-shading-value="0" style:font-size-asian="15pt" style:font-name-complex="B Nazanin" style:font-size-complex="15pt"/>
    </style:style>
    <style:style style:name="T10" style:family="text">
      <style:text-properties fo:color="#0369a3" style:font-name="B Nazanin" fo:font-size="15pt" officeooo:rsid="00140cf2" fo:background-color="#92e285" loext:char-shading-value="0" style:font-size-asian="15pt" style:font-name-complex="B Nazanin" style:font-size-complex="15pt"/>
    </style:style>
    <style:style style:name="T11" style:family="text">
      <style:text-properties fo:color="#0369a3" style:font-name="B Nazanin" fo:font-size="15pt" officeooo:rsid="0012d005" fo:background-color="transparent" loext:char-shading-value="0" style:font-size-asian="15pt" style:font-name-complex="B Nazanin" style:font-size-complex="15pt"/>
    </style:style>
    <style:style style:name="T12" style:family="text">
      <style:text-properties fo:color="#0369a3" style:font-name="B Nazanin" fo:font-size="15pt" officeooo:rsid="00140cf2" fo:background-color="transparent" loext:char-shading-value="0" style:font-size-asian="15pt" style:font-name-complex="B Nazanin" style:font-size-complex="15pt"/>
    </style:style>
    <style:style style:name="T13" style:family="text">
      <style:text-properties officeooo:rsid="00067aee"/>
    </style:style>
    <style:style style:name="T14" style:family="text">
      <style:text-properties fo:color="#18a303" style:font-name="B Nazanin" fo:background-color="#ffff00" loext:char-shading-value="0" style:font-name-complex="B Nazanin"/>
    </style:style>
    <style:style style:name="T15" style:family="text">
      <style:text-properties fo:color="#18a303" style:font-name="B Nazanin" officeooo:rsid="000b5100" fo:background-color="#ffff00" loext:char-shading-value="0" style:font-name-complex="B Nazanin"/>
    </style:style>
    <style:style style:name="T16" style:family="text">
      <style:text-properties fo:color="#18a303" style:font-name="B Nazanin" fo:background-color="transparent" loext:char-shading-value="0" style:font-name-complex="B Nazanin"/>
    </style:style>
    <style:style style:name="T17" style:family="text">
      <style:text-properties fo:color="#18a303" style:font-name="B Nazanin" officeooo:rsid="000c8a4b" fo:background-color="transparent" loext:char-shading-value="0" style:font-name-complex="B Nazanin"/>
    </style:style>
    <style:style style:name="T18" style:family="text">
      <style:text-properties fo:color="#18a303" style:font-name="B Nazanin" officeooo:rsid="000f7c3f" fo:background-color="transparent" loext:char-shading-value="0" style:font-name-complex="B Nazanin"/>
    </style:style>
    <style:style style:name="T19" style:family="text">
      <style:text-properties fo:color="#18a303" style:font-name="B Nazanin" fo:font-size="15pt" officeooo:rsid="000f7c3f" fo:background-color="transparent" loext:char-shading-value="0" style:font-size-asian="15pt" style:font-name-complex="B Nazanin" style:font-size-complex="15pt"/>
    </style:style>
    <style:style style:name="T20" style:family="text">
      <style:text-properties fo:color="#18a303" style:font-name="B Nazanin" fo:font-size="15pt" style:font-size-asian="15pt" style:font-name-complex="B Nazanin" style:font-size-complex="15pt"/>
    </style:style>
    <style:style style:name="T21" style:family="text">
      <style:text-properties fo:color="#18a303" style:font-name="B Nazanin" fo:font-size="15pt" officeooo:rsid="0015c311" style:font-size-asian="15pt" style:font-name-complex="B Nazanin" style:font-size-complex="15pt"/>
    </style:style>
    <style:style style:name="T22" style:family="text">
      <style:text-properties fo:color="#18a303" style:font-name="B Nazanin" fo:font-size="15pt" officeooo:rsid="00067aee" style:font-size-asian="15pt" style:font-name-complex="B Nazanin" style:font-size-complex="15pt"/>
    </style:style>
    <style:style style:name="T23" style:family="text">
      <style:text-properties fo:color="#18a303" style:font-name="B Nazanin" fo:font-size="15pt" officeooo:rsid="00140cf2" style:font-size-asian="15pt" style:font-name-complex="B Nazanin" style:font-size-complex="15pt"/>
    </style:style>
    <style:style style:name="T24" style:family="text">
      <style:text-properties fo:color="#18a303" style:font-name="B Nazanin" fo:font-size="15pt" officeooo:rsid="000b5100" style:font-size-asian="15pt" style:font-name-complex="B Nazanin" style:font-size-complex="15pt"/>
    </style:style>
    <style:style style:name="T25" style:family="text">
      <style:text-properties fo:color="#18a303" style:font-name="B Nazanin" fo:font-size="15pt" officeooo:rsid="000c8a4b" style:font-size-asian="15pt" style:font-name-complex="B Nazanin" style:font-size-complex="15pt"/>
    </style:style>
    <style:style style:name="T26" style:family="text">
      <style:text-properties fo:color="#18a303" style:font-name="B Nazanin" fo:font-size="15pt" officeooo:rsid="0015c311" fo:background-color="#ffff00" loext:char-shading-value="0" style:font-size-asian="15pt" style:font-name-complex="B Nazanin" style:font-size-complex="15pt"/>
    </style:style>
    <style:style style:name="T27" style:family="text">
      <style:text-properties fo:color="#18a303" style:font-name="B Nazanin" fo:font-size="15pt" officeooo:rsid="00067aee" fo:background-color="#ffff00" loext:char-shading-value="0" style:font-size-asian="15pt" style:font-name-complex="B Nazanin" style:font-size-complex="15pt"/>
    </style:style>
    <style:style style:name="T28" style:family="text">
      <style:text-properties officeooo:rsid="0015c3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/>
      <text:p text:style-name="P3">سند پروژه مدیریت لینک ها</text:p>
      <text:p text:style-name="P3">links manager</text:p>
      <text:p text:style-name="P2"/>
      <text:p text:style-name="P13"><text:span text:style-name="T27">گزینه یک</text:span><text:span text:style-name="T22"> به ما هر لینک موجود را می دهد. اگر لینک هایی در گذشته </text:span><text:span text:style-name="T23">(در جدول اولیه) </text:span><text:span text:style-name="T22">پیداشده باشند هم اضافه می شوند. این جدول، جدول اولیه نامیده می شود (first table) </text:span><text:span text:style-name="T24">هم چنین جدول </text:span><text:span text:style-name="T21">دامنه</text:span><text:span text:style-name="T24"> های خالص </text:span><text:span text:style-name="T25">و جدول کلی هم باید تشکیل شود</text:span><text:span text:style-name="T22">.</text:span></text:p>
      <text:p text:style-name="P11"><text:span text:style-name="T26">جدول اولیه</text:span><text:span text:style-name="T21"> عینا همان لینک های موجود در پوشه ورودی یا مبدا فایل ها سعی شود باشد.</text:span></text:p>
      <text:p text:style-name="P12"><text:span text:style-name="T21">ج</text:span><text:span text:style-name="T20">دول دامنه ی خالص همان دامنه های موجود </text:span></text:p>
      <text:p text:style-name="P4"><text:span text:style-name="T3">گزینه </text:span><text:span text:style-name="T2">دو</text:span><text:span text:style-name="T13"> جدول اولیه را پاک می کند. </text:span><text:span text:style-name="T1">این کار برای زمان هایی که بخواهیم از نو لینک ها را دسته بندی کنیم کاربرد دارد.</text:span></text:p>
      <text:p text:style-name="P2"/>
      <text:p text:style-name="P7"><text:span text:style-name="T14">گزینه </text:span><text:span text:style-name="T15">سه</text:span><text:span text:style-name="T16"> </text:span><text:span text:style-name="T17">با استفاده از جدول کلی جدول منظم کلی را </text:span><text:span text:style-name="T18">تنها </text:span><text:span text:style-name="T17"><text:s/>ایجاد می کنیم </text:span><text:span text:style-name="T18">یا اگر لینک های جدیدی پیدا شده است</text:span><text:span text:style-name="T17">.</text:span></text:p>
      <text:p text:style-name="P6"/>
      <text:p text:style-name="P5"><text:span text:style-name="T4">توجه</text:span><text:span text:style-name="T7">: </text:span><text:span text:style-name="T6">م</text:span><text:span text:style-name="T5">راقب تکرار لینک های مشابه باید باشیم.</text:span></text:p>
      <text:p text:style-name="P9"/>
      <text:p text:style-name="P10">چک نویس:</text:p>
      <text:p text:style-name="P10">* جدول کلی منظم باید دارای ستون های زیر باشد.</text:p>
      <text:p text:style-name="P8"><text:span text:style-name="T8">شماره ردیف</text:span><text:span text:style-name="T19">، </text:span><text:span text:style-name="T8">آدرس لینک</text:span><text:span text:style-name="T19">، </text:span><text:span text:style-name="T8">عنوان آن صفحه </text:span><text:span text:style-name="T9">(title)</text:span><text:span text:style-name="T11">، </text:span><text:span text:style-name="T9">برچسب یا تگ</text:span><text:span text:style-name="T11">، </text:span><text:span text:style-name="T9">امتیاز</text:span><text:span text:style-name="T11">، </text:span><text:span text:style-name="T9">موضوع</text:span><text:span text:style-name="T11">، </text:span><text:span text:style-name="T9">زمان آپدیت دیتابیس بخش مربوط به این سایت</text:span><text:span text:style-name="T12">، </text:span><text:span text:style-name="T10">لینک ارجاع شده</text:span></text:p>
      <text:p text:style-name="P10">* درون یک دیتا بیس متن های قابل رویت در هر سایت هم نگهداری شود.</text:p>
      <text:p text:style-name="P10">* <text:span text:style-name="T28">یک نکته توجه به بخش پروتکل لینک ها است. ممکن است یک لینک را با http و همچنین با https داشته باشیم. یا ممکن است www هم داشته باشد شاید که احتمال دارد حالت های مختلفی را بسازد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3:32:54.202371620</meta:creation-date>
    <dc:date>2022-08-18T13:49:50.000797981</dc:date>
    <meta:editing-duration>PT2H25M2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27" meta:character-count="1065" meta:non-whitespace-character-count="850"/>
  </office:meta>
</office:document-meta>
</file>